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" svg:font-family="'DejaVu Sans', 'Times New Roman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819in" table:align="left" style:writing-mode="lr-tb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1.2813in"/>
    </style:style>
    <style:style style:name="Table1.E" style:family="table-column">
      <style:table-column-properties style:column-width="1.6174in"/>
    </style:style>
    <style:style style:name="Table1.F" style:family="table-column">
      <style:table-column-properties style:column-width="0.1875in"/>
    </style:style>
    <style:style style:name="Table1.G" style:family="table-column">
      <style:table-column-properties style:column-width="2.15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G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3819in" table:align="left" style:writing-mode="lr-tb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2.375in"/>
    </style:style>
    <style:style style:name="Table2.E" style:family="table-column">
      <style:table-column-properties style:column-width="2.319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7.3819in" table:align="left" style:writing-mode="lr-tb"/>
    </style:style>
    <style:style style:name="Table3.A" style:family="table-column">
      <style:table-column-properties style:column-width="2.4861in"/>
    </style:style>
    <style:style style:name="Table3.B" style:family="table-column">
      <style:table-column-properties style:column-width="2.4868in"/>
    </style:style>
    <style:style style:name="Table3.C" style:family="table-column">
      <style:table-column-properties style:column-width="2.40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3819in" table:align="left" style:writing-mode="lr-tb"/>
    </style:style>
    <style:style style:name="Table4.A" style:family="table-column">
      <style:table-column-properties style:column-width="2.3125in"/>
    </style:style>
    <style:style style:name="Table4.B" style:family="table-column">
      <style:table-column-properties style:column-width="2.7479in"/>
    </style:style>
    <style:style style:name="Table4.C" style:family="table-column">
      <style:table-column-properties style:column-width="2.321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="0in" fo:border="0.5pt solid #000000" style:writing-mode="lr-tb"/>
    </style:style>
    <style:style style:name="Table5" style:family="table">
      <style:table-properties style:width="7.3819in" table:align="left" style:writing-mode="lr-tb"/>
    </style:style>
    <style:style style:name="Table5.A" style:family="table-column">
      <style:table-column-properties style:column-width="4.0625in"/>
    </style:style>
    <style:style style:name="Table5.B" style:family="table-column">
      <style:table-column-properties style:column-width="0.1875in"/>
    </style:style>
    <style:style style:name="Table5.C" style:family="table-column">
      <style:table-column-properties style:column-width="1.4375in"/>
    </style:style>
    <style:style style:name="Table5.E" style:family="table-column">
      <style:table-column-properties style:column-width="1.506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E8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.E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5in" table:align="left" style:writing-mode="lr-tb"/>
    </style:style>
    <style:style style:name="Table6.A" style:family="table-column">
      <style:table-column-properties style:column-width="3.5611in"/>
    </style:style>
    <style:style style:name="Table6.B" style:family="table-column">
      <style:table-column-properties style:column-width="3.938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transparent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transparent" fo:padding="0.0382in" fo:border="0.05pt solid #000000" style:writing-mode="lr-tb">
        <style:background-image/>
      </style:table-cell-properties>
    </style:style>
    <style:style style:name="Table6.A2" style:family="table-cell">
      <style:table-cell-properties style:vertical-align="top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6.B2" style:family="table-cell">
      <style:table-cell-properties style:vertical-align="top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Code_20_compressed">
      <style:paragraph-properties fo:margin-left="0.0043in" fo:margin-right="0.0043in" fo:text-indent="0in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c85af"/>
    </style:style>
    <style:style style:name="P4" style:family="paragraph" style:parent-style-name="Standard">
      <style:paragraph-properties style:snap-to-layout-grid="false"/>
      <style:text-properties officeooo:paragraph-rsid="0010c6d3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>
        <style:tab-stops>
          <style:tab-stop style:position="1.5563in"/>
        </style:tab-stops>
      </style:paragraph-properties>
    </style:style>
    <style:style style:name="P7" style:family="paragraph" style:parent-style-name="Standard">
      <style:paragraph-properties style:snap-to-layout-grid="false">
        <style:tab-stops>
          <style:tab-stop style:position="1.7547in"/>
        </style:tab-stops>
      </style:paragraph-properties>
    </style:style>
    <style:style style:name="P8" style:family="paragraph" style:parent-style-name="Standard">
      <style:paragraph-properties fo:margin-left="0.0555in" fo:margin-right="0in" fo:text-indent="0in" style:auto-text-indent="false" style:snap-to-layout-grid="false"/>
    </style:style>
    <style:style style:name="P9" style:family="paragraph" style:parent-style-name="Standard">
      <style:paragraph-properties fo:margin-left="0.0626in" fo:margin-right="0in" fo:text-indent="0in" style:auto-text-indent="false" style:snap-to-layout-grid="false"/>
    </style:style>
    <style:style style:name="P10" style:family="paragraph" style:parent-style-name="Code_20_compressed">
      <loext:graphic-properties draw:fill="none"/>
      <style:paragraph-properties fo:margin-left="0.0618in" fo:margin-right="0in" fo:line-height="0.139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9pt" officeooo:paragraph-rsid="0010c6d3" style:font-size-asian="9pt" style:font-size-complex="9pt" fo:hyphenate="false" fo:hyphenation-remain-char-count="2" fo:hyphenation-push-char-count="2"/>
    </style:style>
    <style:style style:name="P11" style:family="paragraph" style:parent-style-name="Code_20_compressed">
      <loext:graphic-properties draw:fill="none"/>
      <style:paragraph-properties fo:margin-left="0.0618in" fo:margin-right="0in" fo:line-height="0.139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snap-to-layout-grid="false" style:writing-mode="lr-tb"/>
      <style:text-properties fo:font-size="9pt" officeooo:paragraph-rsid="0010c6d3" style:font-size-asian="9pt" style:font-size-complex="9pt" fo:hyphenate="false" fo:hyphenation-remain-char-count="2" fo:hyphenation-push-char-count="2"/>
    </style:style>
    <style:style style:name="P12" style:family="paragraph" style:parent-style-name="Code_20_compressed">
      <loext:graphic-properties draw:fill="none"/>
      <style:paragraph-properties fo:margin-left="0.0618in" fo:margin-right="0in" fo:line-height="0.139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9pt" officeooo:rsid="003286d0" officeooo:paragraph-rsid="0010c6d3" style:font-size-asian="9pt" style:font-size-complex="9pt" fo:hyphenate="false" fo:hyphenation-remain-char-count="2" fo:hyphenation-push-char-count="2"/>
    </style:style>
    <style:style style:name="P13" style:family="paragraph" style:parent-style-name="Heading_20_1" style:master-page-name="Standard">
      <style:paragraph-properties style:line-height-at-least="0.0693in" style:page-number="auto" fo:padding="0.0138in" fo:border="0.06pt solid #000000" style:shadow="#000000 0.0154in 0.0154in"/>
      <style:text-properties fo:font-size="22pt" style:font-size-asian="22pt"/>
    </style:style>
    <style:style style:name="P14" style:family="paragraph" style:parent-style-name="Heading_20_1">
      <style:paragraph-properties style:line-height-at-least="0.0693in" fo:padding="0.0138in" fo:border="0.06pt solid #000000" style:shadow="#000000 0.0154in 0.0154in"/>
      <style:text-properties fo:font-size="22pt" style:font-size-asian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1378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style:font-style-asian="normal" style:font-weight-asian="normal" style:font-style-complex="italic" style:font-weight-complex="bold"/>
    </style:style>
    <style:style style:name="T6" style:family="text">
      <style:text-properties officeooo:rsid="000c85af"/>
    </style:style>
    <style:style style:name="T7" style:family="text">
      <style:text-properties officeooo:rsid="000cf909"/>
    </style:style>
    <style:style style:name="T8" style:family="text">
      <style:text-properties style:font-name="Garamond" fo:font-size="10pt" style:font-size-asian="10pt" style:font-size-complex="10pt"/>
    </style:style>
    <style:style style:name="T9" style:family="text">
      <style:text-properties style:font-name="Garamond" fo:font-size="10pt" officeooo:rsid="0010c6d3" style:font-size-asian="10pt" style:font-size-complex="10pt"/>
    </style:style>
    <style:style style:name="T10" style:family="text">
      <style:text-properties officeooo:rsid="0010c6d3"/>
    </style:style>
    <style:style style:name="T11" style:family="text">
      <style:text-properties officeooo:rsid="00311378"/>
    </style:style>
    <style:style style:name="T12" style:family="text">
      <style:text-properties officeooo:rsid="002f93f2"/>
    </style:style>
    <style:style style:name="T13" style:family="text">
      <style:text-properties officeooo:rsid="00121fb8"/>
    </style:style>
    <style:style style:name="T14" style:family="text">
      <style:text-properties fo:font-variant="normal" fo:text-transform="none" fo:color="#252525" fo:font-size="8pt" fo:letter-spacing="normal" officeooo:rsid="00121fb8" style:font-size-asian="8pt" style:font-size-complex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7808bf" style:font-size-asian="8pt" style:font-size-complex="8pt"/>
    </style:style>
    <style:style style:name="T17" style:family="text">
      <style:text-properties fo:font-size="8pt" officeooo:rsid="0061f5e6" style:font-size-asian="8pt" style:font-size-complex="8pt"/>
    </style:style>
    <style:style style:name="T18" style:family="text">
      <style:text-properties fo:font-size="8pt" officeooo:rsid="007ad76b" style:font-size-asian="8pt" style:font-size-complex="8pt"/>
    </style:style>
    <style:style style:name="T19" style:family="text">
      <style:text-properties fo:font-size="8pt" officeooo:rsid="00121fb8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fo:font-size="8pt" fo:font-weight="bold" officeooo:rsid="007808bf" style:font-size-asian="8pt" style:font-weight-asian="bold" style:font-size-complex="8pt" style:font-weight-complex="bold"/>
    </style:style>
    <style:style style:name="T22" style:family="text">
      <style:text-properties officeooo:rsid="0013b7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*** CS 106<text:span text:style-name="T22">X</text:span> FINAL REFERENCE SHEET ***</text:h>
      <text:h text:style-name="Heading_20_3" text:outline-level="3">Collec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Vector&lt;T&gt; <text:s/>(5.1)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5">Stack&lt;T&gt; (5.2)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5">Queue&lt;T&gt; (5.3)</text:p>
          </table:table-cell>
          <table:table-cell table:style-name="Table1.B1" office:value-type="string">
            <text:p text:style-name="P5"/>
          </table:table-cell>
          <table:table-cell table:style-name="Table1.G1" office:value-type="string">
            <text:p text:style-name="P5">PriorityQueue&lt;T&gt; (16.5)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add(</text:span><text:span text:style-name="Parameter">value</text:span><text:span text:style-name="HTML_20_Code">);</text:span> <text:s/>or<text:line-break/><text:span text:style-name="Parameter">v</text:span><text:span text:style-name="HTML_20_Code"> += </text:span><text:span text:style-name="Parameter">value</text:span><text:span text:style-name="HTML_20_Code">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s</text:span><text:span text:style-name="HTML_20_Code">.clear()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q</text:span><text:span text:style-name="HTML_20_Code">.clear()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G1" office:value-type="string">
            <text:p text:style-name="P2"><text:span text:style-name="Parameter">pq</text:span><text:span text:style-name="HTML_20_Code">.changePriority(</text:span><text:span text:style-name="Parameter">value</text:span><text:span text:style-name="HTML_20_Code">,</text:span><text:span text:style-name="Parameter"> p</text:span><text:span text:style-name="HTML_20_Code">);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clear()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s</text:span><text:span text:style-name="HTML_20_Code">.isEmpty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q</text:span><text:span text:style-name="HTML_20_Code">.dequeue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G1" office:value-type="string">
            <text:p text:style-name="P2"><text:span text:style-name="Parameter">pq</text:span><text:span text:style-name="HTML_20_Code">.clear();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get(</text:span><text:span text:style-name="Parameter">index</text:span><text:span text:style-name="HTML_20_Code">)</text:span> <text:s/>or <text:s/><text:span text:style-name="Parameter">v</text:span><text:span text:style-name="HTML_20_Code">[</text:span><text:span text:style-name="Parameter">index</text:span><text:span text:style-name="HTML_20_Code">]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s</text:span><text:span text:style-name="HTML_20_Code">.peek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q</text:span><text:span text:style-name="HTML_20_Code">.enqueue(</text:span><text:span text:style-name="Parameter">value</text:span><text:span text:style-name="HTML_20_Code">)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G1" office:value-type="string">
            <text:p text:style-name="P2"><text:span text:style-name="Parameter">pq</text:span><text:span text:style-name="HTML_20_Code">.dequeue(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insert(</text:span><text:span text:style-name="Parameter">index</text:span><text:span text:style-name="HTML_20_Code">, </text:span><text:span text:style-name="Parameter">value</text:span><text:span text:style-name="HTML_20_Code">)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s</text:span><text:span text:style-name="HTML_20_Code">.pop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q</text:span><text:span text:style-name="HTML_20_Code">.isEmpty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G1" office:value-type="string">
            <text:p text:style-name="P2"><text:span text:style-name="Parameter">pq</text:span><text:span text:style-name="HTML_20_Code">.enqueue(</text:span><text:span text:style-name="Parameter">value</text:span><text:span text:style-name="HTML_20_Code">,</text:span><text:span text:style-name="Parameter"> priority</text:span><text:span text:style-name="HTML_20_Code">);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isEmpty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s</text:span><text:span text:style-name="HTML_20_Code">.push(</text:span><text:span text:style-name="Parameter">value</text:span><text:span text:style-name="HTML_20_Code">)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q</text:span><text:span text:style-name="HTML_20_Code">.peek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G1" office:value-type="string">
            <text:p text:style-name="P2"><text:span text:style-name="Parameter">pq</text:span><text:span text:style-name="HTML_20_Code">.isEmpty(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remove(</text:span><text:span text:style-name="Parameter">index</text:span><text:span text:style-name="HTML_20_Code">)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s</text:span><text:span text:style-name="HTML_20_Code">.size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q</text:span><text:span text:style-name="HTML_20_Code">.size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G1" office:value-type="string">
            <text:p text:style-name="P2"><text:span text:style-name="Parameter">pq</text:span><text:span text:style-name="HTML_20_Code">.peek(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set(</text:span><text:span text:style-name="Parameter">index</text:span><text:span text:style-name="HTML_20_Code">, </text:span><text:span text:style-name="Parameter">value</text:span><text:span text:style-name="HTML_20_Code">);</text:span> <text:s/>or </text:p>
            <text:p text:style-name="P2"><text:span text:style-name="Parameter">v</text:span><text:span text:style-name="HTML_20_Code">[</text:span><text:span text:style-name="Parameter">index</text:span><text:span text:style-name="HTML_20_Code">] = </text:span><text:span text:style-name="Parameter">value</text:span><text:span text:style-name="HTML_20_Code">;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s</text:span><text:span text:style-name="HTML_20_Code">.toString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A1" office:value-type="string">
            <text:p text:style-name="P2"><text:span text:style-name="Parameter">q</text:span><text:span text:style-name="HTML_20_Code">.toString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G1" office:value-type="string">
            <text:p text:style-name="P2"><text:span text:style-name="Parameter">pq</text:span><text:span text:style-name="HTML_20_Code">.peekPriority(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size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C9" office:value-type="string">
            <text:p text:style-name="P2"><text:span text:style-name="Parameter"/></text:p>
          </table:table-cell>
          <table:table-cell table:style-name="Table1.D9" office:value-type="string">
            <text:p text:style-name="P2"><text:span text:style-name="Parameter"/></text:p>
          </table:table-cell>
          <table:table-cell table:style-name="Table1.C9" office:value-type="string">
            <text:p text:style-name="P2"><text:span text:style-name="HTML_20_Code"/></text:p>
          </table:table-cell>
          <table:table-cell table:style-name="Table1.D9" office:value-type="string">
            <text:p text:style-name="P2"><text:span text:style-name="HTML_20_Code"/></text:p>
          </table:table-cell>
          <table:table-cell table:style-name="Table1.G1" office:value-type="string">
            <text:p text:style-name="P2"><text:span text:style-name="Parameter">pq</text:span><text:span text:style-name="HTML_20_Code">.size(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Parameter">v</text:span><text:span text:style-name="HTML_20_Code">.toString()</text:span></text:p>
          </table:table-cell>
          <table:table-cell table:style-name="Table1.B1" office:value-type="string">
            <text:p text:style-name="P2"><text:span text:style-name="Parameter"/></text:p>
          </table:table-cell>
          <table:table-cell table:style-name="Table1.D9" office:value-type="string">
            <text:p text:style-name="P2"><text:span text:style-name="Parameter"/></text:p>
          </table:table-cell>
          <table:table-cell table:style-name="Table1.D9" office:value-type="string">
            <text:p text:style-name="P2"><text:span text:style-name="Parameter"/></text:p>
          </table:table-cell>
          <table:table-cell table:style-name="Table1.D9" office:value-type="string">
            <text:p text:style-name="P2"><text:span text:style-name="HTML_20_Code"/></text:p>
          </table:table-cell>
          <table:table-cell table:style-name="Table1.D9" office:value-type="string">
            <text:p text:style-name="P2"><text:span text:style-name="HTML_20_Code"/></text:p>
          </table:table-cell>
          <table:table-cell table:style-name="Table1.G1" office:value-type="string">
            <text:p text:style-name="P2"><text:span text:style-name="Parameter">pq</text:span><text:span text:style-name="HTML_20_Code">.toString()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5">Set&lt;T&gt;, HashSet&lt;T&gt; (5.5)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5">Map&lt;K, V&gt;, HashMap&lt;K, V&gt; (5.4)</text:p>
          </table:table-cell>
          <table:table-cell table:style-name="Table2.B1" office:value-type="string">
            <text:p text:style-name="P5"/>
          </table:table-cell>
          <table:table-cell table:style-name="Table2.E1" office:value-type="string">
            <text:p text:style-name="P5">Grid&lt;T&gt; (5.1)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add(</text:span><text:span text:style-name="Parameter">value</text:span><text:span text:style-name="HTML_20_Code">);</text:span> <text:s/>or <text:s/><text:span text:style-name="Parameter">s</text:span><text:span text:style-name="HTML_20_Code"> += </text:span><text:span text:style-name="Parameter">value</text:span><text:span text:style-name="HTML_20_Code">;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clear();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" office:value-type="string">
            <text:p text:style-name="P6"><text:span text:style-name="Parameter">g</text:span><text:span text:style-name="HTML_20_Code">.fill(</text:span><text:span text:style-name="Parameter">value</text:span><text:span text:style-name="HTML_20_Code">);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clear();</text:span></text:p>
          </table:table-cell>
          <table:table-cell table:style-name="Table2.B1" office:value-type="string">
            <text:p text:style-name="P6"><text:span text:style-name="Parameter"/></text:p>
          </table:table-cell>
          <table:table-cell table:style-name="Table2.A1" office:value-type="string">
            <text:p text:style-name="P6"><text:span text:style-name="Parameter">m</text:span><text:span text:style-name="HTML_20_Code">.containsKey(</text:span><text:span text:style-name="Parameter">key</text:span><text:span text:style-name="HTML_20_Code">)</text:span></text:p>
          </table:table-cell>
          <table:table-cell table:style-name="Table2.B1" office:value-type="string">
            <text:p text:style-name="P6"><text:span text:style-name="Parameter"/></text:p>
          </table:table-cell>
          <table:table-cell table:style-name="Table2.E1" office:value-type="string">
            <text:p text:style-name="P2"><text:span text:style-name="Parameter">g</text:span><text:span text:style-name="HTML_20_Code">.get(</text:span><text:span text:style-name="Parameter">row</text:span><text:span text:style-name="HTML_20_Code">, </text:span><text:span text:style-name="Parameter">col</text:span><text:span text:style-name="HTML_20_Code">)</text:span> <text:s/>or<text:span text:style-name="HTML_20_Code"><text:line-break/></text:span><text:span text:style-name="Parameter">g</text:span><text:span text:style-name="HTML_20_Code">[</text:span><text:span text:style-name="Parameter">row</text:span><text:span text:style-name="HTML_20_Code">, </text:span><text:span text:style-name="Parameter">col</text:span><text:span text:style-name="HTML_20_Code">]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contains(</text:span><text:span text:style-name="Parameter">value</text:span><text:span text:style-name="HTML_20_Code">)</text:span></text:p>
          </table:table-cell>
          <table:table-cell table:style-name="Table2.B1" office:value-type="string">
            <text:p text:style-name="P7"><text:span text:style-name="Parameter"/></text:p>
          </table:table-cell>
          <table:table-cell table:style-name="Table2.A1" office:value-type="string">
            <text:p text:style-name="P7"><text:span text:style-name="Parameter">m</text:span><text:span text:style-name="HTML_20_Code">.get(</text:span><text:span text:style-name="Parameter">key</text:span><text:span text:style-name="HTML_20_Code">)</text:span> <text:s/>or <text:s/><text:span text:style-name="Parameter">m</text:span><text:span text:style-name="HTML_20_Code">[</text:span><text:span text:style-name="Parameter">key</text:span><text:span text:style-name="HTML_20_Code">]</text:span></text:p>
          </table:table-cell>
          <table:table-cell table:style-name="Table2.B1" office:value-type="string">
            <text:p text:style-name="P7"><text:span text:style-name="Parameter"/></text:p>
          </table:table-cell>
          <table:table-cell table:style-name="Table2.E1" office:value-type="string">
            <text:p text:style-name="P6"><text:span text:style-name="Parameter">g</text:span><text:span text:style-name="HTML_20_Code">.inBounds(</text:span><text:span text:style-name="Parameter">row</text:span><text:span text:style-name="HTML_20_Code">, </text:span><text:span text:style-name="Parameter">col</text:span><text:span text:style-name="HTML_20_Code">)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first() <text:s text:c="2"/></text:span><text:span text:style-name="Comment">// first element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isEmpty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" office:value-type="string">
            <text:p text:style-name="P7"><text:span text:style-name="Parameter">g</text:span><text:span text:style-name="HTML_20_Code">.numCols() <text:s text:c="2"/></text:span><text:span text:style-name="Comment">// or g.width()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isEmpty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keys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" office:value-type="string">
            <text:p text:style-name="P2"><text:span text:style-name="Parameter">g</text:span><text:span text:style-name="HTML_20_Code">.numRows() <text:s text:c="2"/></text:span><text:span text:style-name="Comment">// or g.height()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isSubsetOf(</text:span><text:span text:style-name="Parameter">s2</text:span><text:span text:style-name="HTML_20_Code">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put(</text:span><text:span text:style-name="Parameter">key</text:span><text:span text:style-name="HTML_20_Code">, </text:span><text:span text:style-name="Parameter">value</text:span><text:span text:style-name="HTML_20_Code">)</text:span> <text:s/>or<text:span text:style-name="HTML_20_Code"><text:span text:style-name="T10"> <text:s/></text:span></text:span><text:span text:style-name="Parameter">m</text:span><text:span text:style-name="HTML_20_Code">[</text:span><text:span text:style-name="Parameter">k</text:span><text:span text:style-name="HTML_20_Code">] = </text:span><text:span text:style-name="Parameter">v</text:span><text:span text:style-name="HTML_20_Code">;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" office:value-type="string">
            <text:p text:style-name="P2"><text:span text:style-name="Parameter">g</text:span><text:span text:style-name="HTML_20_Code">.resize(</text:span><text:span text:style-name="Parameter">nCols</text:span><text:span text:style-name="HTML_20_Code">, </text:span><text:span text:style-name="Parameter">nRows</text:span><text:span text:style-name="HTML_20_Code">);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remove(</text:span><text:span text:style-name="Parameter">value</text:span><text:span text:style-name="HTML_20_Code">);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remove(</text:span><text:span text:style-name="Parameter">key</text:span><text:span text:style-name="HTML_20_Code">);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" office:value-type="string">
            <text:p text:style-name="P2"><text:span text:style-name="Parameter">g</text:span><text:span text:style-name="HTML_20_Code">.set(</text:span><text:span text:style-name="Parameter">row</text:span><text:span text:style-name="HTML_20_Code">, </text:span><text:span text:style-name="Parameter">col</text:span><text:span text:style-name="HTML_20_Code">, </text:span><text:span text:style-name="Parameter">value</text:span><text:span text:style-name="HTML_20_Code">);</text:span> <text:s/>or<text:span text:style-name="HTML_20_Code"><text:line-break/></text:span><text:span text:style-name="Parameter">g</text:span><text:span text:style-name="HTML_20_Code">[</text:span><text:span text:style-name="Parameter">row</text:span><text:span text:style-name="HTML_20_Code">][</text:span><text:span text:style-name="Parameter">col</text:span><text:span text:style-name="HTML_20_Code">] = </text:span><text:span text:style-name="Parameter">value</text:span><text:span text:style-name="HTML_20_Code">;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size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size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" office:value-type="string">
            <text:p text:style-name="P2"><text:span text:style-name="Parameter">g</text:span><text:span text:style-name="HTML_20_Code">.toString()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s</text:span><text:span text:style-name="HTML_20_Code">.toString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toString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<text:span text:style-name="T3">a</text:span></text:span><text:span text:style-name="HTML_20_Code"><text:span text:style-name="T3"> ==</text:span></text:span><text:span text:style-name="Parameter"><text:span text:style-name="T3"> b</text:span></text:span><text:span text:style-name="HTML_20_Code"><text:span text:style-name="T3">, <text:s/></text:span></text:span><text:span text:style-name="Parameter"><text:span text:style-name="T3">a</text:span></text:span><text:span text:style-name="HTML_20_Code"><text:span text:style-name="T3"> !=</text:span></text:span><text:span text:style-name="Parameter"><text:span text:style-name="T3"> b</text:span>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A1" office:value-type="string">
            <text:p text:style-name="P2"><text:span text:style-name="Parameter">m</text:span><text:span text:style-name="HTML_20_Code">.values()</text:span>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<text:span text:style-name="T3">a</text:span></text:span><text:span text:style-name="HTML_20_Code"><text:span text:style-name="T3"> +</text:span></text:span><text:span text:style-name="Parameter"><text:span text:style-name="T3"> b</text:span></text:span><text:span text:style-name="HTML_20_Code"><text:span text:style-name="T3">, <text:s/></text:span></text:span><text:span text:style-name="Parameter"><text:span text:style-name="T3">a</text:span></text:span><text:span text:style-name="HTML_20_Code"><text:span text:style-name="T3"> +=</text:span></text:span><text:span text:style-name="Parameter"><text:span text:style-name="T3"> b</text:span></text:span><text:span text:style-name="HTML_20_Code"><text:span text:style-name="T3">;</text:span></text:span> <text:s/>(union)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C12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a</text:span><text:span text:style-name="HTML_20_Code"> *</text:span><text:span text:style-name="Parameter"> b</text:span><text:span text:style-name="HTML_20_Code">, <text:s/></text:span><text:span text:style-name="Parameter">a</text:span><text:span text:style-name="HTML_20_Code"> *=</text:span><text:span text:style-name="Parameter"> b</text:span><text:span text:style-name="HTML_20_Code">;</text:span> <text:s/>(intersection)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</table:table-row>
        <table:table-row table:style-name="Table2.1">
          <table:table-cell table:style-name="Table2.A1" office:value-type="string">
            <text:p text:style-name="P2"><text:span text:style-name="Parameter">a</text:span><text:span text:style-name="HTML_20_Code"> -</text:span><text:span text:style-name="Parameter"> b</text:span><text:span text:style-name="HTML_20_Code">, <text:s/></text:span><text:span text:style-name="Parameter">a</text:span><text:span text:style-name="HTML_20_Code"> -=</text:span><text:span text:style-name="Parameter"> b</text:span><text:span text:style-name="HTML_20_Code">;</text:span> <text:s/>(difference)</text:p>
          </table:table-cell>
          <table:table-cell table:style-name="Table2.B1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  <table:table-cell table:style-name="Table2.E10" office:value-type="string">
            <text:p text:style-name="P2"><text:span text:style-name="Parameter"/></text:p>
          </table:table-cell>
        </table:table-row>
      </table:table>
      <text:h text:style-name="Heading_20_3" text:outline-level="3"><text:span text:style-name="HTML_20_Code"><text:span text:style-name="T9">Array List, </text:span></text:span><text:span text:style-name="HTML_20_Code"><text:span text:style-name="T8">Linked List, Binary Tree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<text:span text:style-name="T2">ArrayList</text:span> {</text:p>
            <text:p text:style-name="P10">public:</text:p>
            <text:p text:style-name="P10"><text:s text:c="2"/><text:span text:style-name="T11">void</text:span> <text:span text:style-name="T2">add</text:span>(<text:span text:style-name="T11">int value</text:span>);</text:p>
            <text:p text:style-name="P12"><text:s text:c="2"/>void <text:span text:style-name="T1">clear</text:span>();</text:p>
            <text:p text:style-name="P12"><text:s text:c="2"/>int <text:span text:style-name="T1">get</text:span>(int index) const;</text:p>
            <text:p text:style-name="P10"><text:s text:c="2"/><text:span text:style-name="T11">void</text:span> <text:span text:style-name="T2">insert</text:span>(<text:span text:style-name="T11">int i, int v</text:span>);</text:p>
            <text:p text:style-name="P10"><text:s text:c="2"/>bool <text:span text:style-name="T1">isEmpty</text:span>() const;</text:p>
            <text:p text:style-name="P10"><text:s text:c="2"/><text:span text:style-name="T11">void</text:span> <text:span text:style-name="T2">remove</text:span>(<text:span text:style-name="T11">int i, int v</text:span>);</text:p>
            <text:p text:style-name="P12"><text:s text:c="2"/>void <text:span text:style-name="T1">set</text:span>(int <text:span text:style-name="T10">i</text:span>, int <text:span text:style-name="T10">v</text:span>);</text:p>
            <text:p text:style-name="P10"><text:s text:c="2"/>int <text:span text:style-name="T1">size</text:span>() const;</text:p>
            <text:p text:style-name="Spacer"/>
            <text:p text:style-name="P10">private:</text:p>
            <text:p text:style-name="P10"><text:s text:c="4"/><text:span text:style-name="T11">int</text:span>* elements;</text:p>
            <text:p text:style-name="P10"><text:s text:c="4"/>int capacity;</text:p>
            <text:p text:style-name="P10"><text:s text:c="4"/>int m<text:span text:style-name="T12">y</text:span>size;</text:p>
            <text:p text:style-name="P11">};</text:p>
          </table:table-cell>
          <table:table-cell table:style-name="Table3.A1" office:value-type="string">
            <text:p text:style-name="P2"><text:span text:style-name="HTML_20_Code"><text:span text:style-name="T10">c</text:span></text:span><text:span text:style-name="HTML_20_Code">lass </text:span><text:span text:style-name="HTML_20_Code"><text:span text:style-name="T1">LinkedList</text:span></text:span><text:span text:style-name="HTML_20_Code"> {</text:span></text:p>
            <text:p text:style-name="P2"><text:span text:style-name="HTML_20_Code">public:</text:span></text:p>
            <text:p text:style-name="P2"><text:span text:style-name="HTML_20_Code"><text:s text:c="4"/>...</text:span></text:p>
            <text:p text:style-name="P2"><text:span text:style-name="HTML_20_Code">private:</text:span></text:p>
            <text:p text:style-name="P2"><text:span text:style-name="HTML_20_Code"><text:s text:c="2"/>ListNode* </text:span><text:span text:style-name="HTML_20_Code"><text:span text:style-name="T1">front</text:span></text:span><text:span text:style-name="HTML_20_Code">;</text:span></text:p>
            <text:p text:style-name="P2"><text:span text:style-name="HTML_20_Code">};</text:span></text:p>
            <text:p text:style-name="P2"><text:span text:style-name="HTML_20_Code"/></text:p>
            <text:p text:style-name="P2"><text:span text:style-name="HTML_20_Code">struct </text:span><text:span text:style-name="HTML_20_Code"><text:span text:style-name="T1">ListNode</text:span></text:span><text:span text:style-name="HTML_20_Code"> {</text:span></text:p>
            <text:p text:style-name="P2"><text:span text:style-name="HTML_20_Code"><text:s text:c="2"/>int data;</text:span></text:p>
            <text:p text:style-name="P2"><text:span text:style-name="HTML_20_Code"><text:s text:c="2"/>ListNode* next;</text:span></text:p>
            <text:p text:style-name="P4"><text:span text:style-name="HTML_20_Code"><text:s text:c="2"/>ListNode(int data</text:span><text:span text:style-name="HTML_20_Code"><text:span text:style-name="T10"> = 0</text:span></text:span><text:span text:style-name="HTML_20_Code">,</text:span></text:p>
            <text:p text:style-name="P4"><text:span text:style-name="HTML_20_Code"><text:span text:style-name="T10"><text:s text:c="4"/></text:span></text:span><text:span text:style-name="HTML_20_Code">ListNode* next = NULL);</text:span></text:p>
            <text:p text:style-name="P2"><text:span text:style-name="HTML_20_Code">};</text:span></text:p>
          </table:table-cell>
          <table:table-cell table:style-name="Table3.C1" office:value-type="string">
            <text:p text:style-name="P2"><text:span text:style-name="HTML_20_Code">class </text:span><text:span text:style-name="HTML_20_Code"><text:span text:style-name="T1">BinaryTree</text:span></text:span><text:span text:style-name="HTML_20_Code"> {</text:span></text:p>
            <text:p text:style-name="P2"><text:span text:style-name="HTML_20_Code">public:</text:span></text:p>
            <text:p text:style-name="P2"><text:span text:style-name="HTML_20_Code"><text:s text:c="4"/>...</text:span></text:p>
            <text:p text:style-name="P2"><text:span text:style-name="HTML_20_Code">private:</text:span></text:p>
            <text:p text:style-name="P2"><text:span text:style-name="HTML_20_Code"><text:s text:c="2"/>TreeNode* </text:span><text:span text:style-name="HTML_20_Code"><text:span text:style-name="T1">root</text:span></text:span><text:span text:style-name="HTML_20_Code">;</text:span></text:p>
            <text:p text:style-name="P2"><text:span text:style-name="HTML_20_Code">};</text:span></text:p>
            <text:p text:style-name="P2"><text:span text:style-name="HTML_20_Code"/></text:p>
            <text:p text:style-name="P2"><text:span text:style-name="HTML_20_Code">struct </text:span><text:span text:style-name="HTML_20_Code"><text:span text:style-name="T1">TreeNode</text:span></text:span><text:span text:style-name="HTML_20_Code"> {</text:span></text:p>
            <text:p text:style-name="P2"><text:span text:style-name="HTML_20_Code"><text:s text:c="2"/>int data;</text:span></text:p>
            <text:p text:style-name="P2"><text:span text:style-name="HTML_20_Code"><text:s text:c="2"/>TreeNode* left;</text:span></text:p>
            <text:p text:style-name="P2"><text:span text:style-name="HTML_20_Code"><text:s text:c="2"/>TreeNode* right;</text:span></text:p>
            <text:p text:style-name="P4"><text:span text:style-name="HTML_20_Code"><text:s text:c="2"/>TreeNode(int data</text:span><text:span text:style-name="HTML_20_Code"><text:span text:style-name="T10"> = 0</text:span></text:span><text:span text:style-name="HTML_20_Code">, </text:span></text:p>
            <text:p text:style-name="P4"><text:span text:style-name="HTML_20_Code"><text:span text:style-name="T10"><text:s text:c="4"/></text:span></text:span><text:span text:style-name="HTML_20_Code">TreeNode* left = NULL,</text:span></text:p>
            <text:p text:style-name="P4"><text:span text:style-name="HTML_20_Code"><text:span text:style-name="T10"><text:s text:c="4"/></text:span></text:span><text:span text:style-name="HTML_20_Code">TreeNode* right = NULL);</text:span></text:p>
            <text:p text:style-name="P2"><text:span text:style-name="HTML_20_Code">};</text:span></text:p>
          </table:table-cell>
        </table:table-row>
      </table:table>
      <text:h text:style-name="Heading_20_3" text:outline-level="3">String Members and Utility Functions (3.2)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Parameter">s</text:span><text:span text:style-name="HTML_20_Code">.at(</text:span><text:span text:style-name="Parameter">index</text:span><text:span text:style-name="HTML_20_Code">)</text:span> <text:s/>or <text:s/><text:span text:style-name="Parameter">s</text:span><text:span text:style-name="HTML_20_Code">[</text:span><text:span text:style-name="Parameter">index</text:span><text:span text:style-name="HTML_20_Code">]</text:span></text:p>
          </table:table-cell>
          <table:table-cell table:style-name="Table4.A1" office:value-type="string">
            <text:p text:style-name="P8"><text:span text:style-name="Parameter">s</text:span><text:span text:style-name="HTML_20_Code">.length()</text:span> <text:s/>or <text:s/><text:span text:style-name="Parameter">s</text:span><text:span text:style-name="HTML_20_Code">.size()</text:span></text:p>
          </table:table-cell>
          <table:table-cell table:style-name="Table4.C1" office:value-type="string">
            <text:p text:style-name="P8"><text:span text:style-name="HTML_20_Code">equalsIgnoreCase(</text:span><text:span text:style-name="Parameter">s1</text:span><text:span text:style-name="HTML_20_Code">, </text:span><text:span text:style-name="Parameter">s2</text:span><text:span text:style-name="HTML_20_Code">)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Parameter">s</text:span><text:span text:style-name="HTML_20_Code">.append(</text:span><text:span text:style-name="Parameter">str</text:span><text:span text:style-name="HTML_20_Code">);</text:span></text:p>
          </table:table-cell>
          <table:table-cell table:style-name="Table4.A1" office:value-type="string">
            <text:p text:style-name="P8"><text:span text:style-name="Parameter">s</text:span><text:span text:style-name="HTML_20_Code">.replace(</text:span><text:span text:style-name="Parameter">index</text:span><text:span text:style-name="HTML_20_Code">, </text:span><text:span text:style-name="Parameter">len</text:span><text:span text:style-name="HTML_20_Code">, </text:span><text:span text:style-name="Parameter">str</text:span><text:span text:style-name="HTML_20_Code">);</text:span></text:p>
          </table:table-cell>
          <table:table-cell table:style-name="Table4.C1" office:value-type="string">
            <text:p text:style-name="P8"><text:span text:style-name="HTML_20_Code">toLowerCase(</text:span><text:span text:style-name="Parameter">str</text:span><text:span text:style-name="HTML_20_Code">)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Parameter">s</text:span><text:span text:style-name="HTML_20_Code">.c_str()</text:span></text:p>
          </table:table-cell>
          <table:table-cell table:style-name="Table4.A1" office:value-type="string">
            <text:p text:style-name="P8"><text:span text:style-name="Parameter">s</text:span><text:span text:style-name="HTML_20_Code">.rfind(</text:span><text:span text:style-name="Parameter">str</text:span><text:span text:style-name="HTML_20_Code">)</text:span></text:p>
          </table:table-cell>
          <table:table-cell table:style-name="Table4.C1" office:value-type="string">
            <text:p text:style-name="P8"><text:span text:style-name="HTML_20_Code">toUpperCase(</text:span><text:span text:style-name="Parameter">str</text:span><text:span text:style-name="HTML_20_Code">)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Parameter">s</text:span><text:span text:style-name="HTML_20_Code">.compare(</text:span><text:span text:style-name="Parameter">str</text:span><text:span text:style-name="HTML_20_Code">)</text:span></text:p>
          </table:table-cell>
          <table:table-cell table:style-name="Table4.A1" office:value-type="string">
            <text:p text:style-name="P8"><text:span text:style-name="Parameter">s</text:span><text:span text:style-name="HTML_20_Code">.substr(</text:span><text:span text:style-name="Parameter">start</text:span><text:span text:style-name="HTML_20_Code">, </text:span><text:span text:style-name="Parameter">length</text:span><text:span text:style-name="HTML_20_Code">)</text:span> <text:s/>or</text:p>
            <text:p text:style-name="P8"><text:span text:style-name="Parameter">s</text:span><text:span text:style-name="HTML_20_Code">.substr(</text:span><text:span text:style-name="Parameter">start</text:span><text:span text:style-name="HTML_20_Code">)</text:span></text:p>
          </table:table-cell>
          <table:table-cell table:style-name="Table4.C1" office:value-type="string">
            <text:p text:style-name="P8"><text:span text:style-name="HTML_20_Code">trim(</text:span><text:span text:style-name="Parameter">str</text:span><text:span text:style-name="HTML_20_Code">)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Parameter">s</text:span><text:span text:style-name="HTML_20_Code">.erase(</text:span><text:span text:style-name="Parameter">index</text:span><text:span text:style-name="HTML_20_Code">, </text:span><text:span text:style-name="Parameter">length</text:span><text:span text:style-name="HTML_20_Code">);</text:span></text:p>
          </table:table-cell>
          <table:table-cell table:style-name="Table4.A1" office:value-type="string">
            <text:p text:style-name="P8"><text:span text:style-name="HTML_20_Code">endsWith(</text:span><text:span text:style-name="Parameter">str</text:span><text:span text:style-name="HTML_20_Code">, </text:span><text:span text:style-name="Parameter">suffix</text:span><text:span text:style-name="HTML_20_Code">)</text:span></text:p>
            <text:p text:style-name="P8"><text:span text:style-name="HTML_20_Code">startsWith(</text:span><text:span text:style-name="Parameter">str</text:span><text:span text:style-name="HTML_20_Code">, </text:span><text:span text:style-name="Parameter">prefix</text:span><text:span text:style-name="HTML_20_Code">)</text:span></text:p>
          </table:table-cell>
          <table:table-cell table:style-name="Table4.C1" office:value-type="string">
            <text:p text:style-name="P8"><text:span text:style-name="Parameter">s1</text:span><text:span text:style-name="HTML_20_Code"> + </text:span><text:span text:style-name="Parameter">s2</text:span><text:span text:style-name="HTML_20_Code">, <text:s/></text:span><text:span text:style-name="Parameter">s1</text:span><text:span text:style-name="HTML_20_Code"> += </text:span><text:span text:style-name="Parameter">s2</text:span><text:span text:style-name="HTML_20_Code">;</text:span></text:p>
            <text:p text:style-name="P8"><text:span text:style-name="Parameter">s</text:span><text:span text:style-name="HTML_20_Code"> + </text:span><text:span text:style-name="Parameter">c</text:span><text:span text:style-name="HTML_20_Code">, <text:s text:c="3"/></text:span><text:span text:style-name="Parameter">s</text:span><text:span text:style-name="HTML_20_Code"> += </text:span><text:span text:style-name="Parameter">c</text:span><text:span text:style-name="HTML_20_Code">;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Parameter">s</text:span><text:span text:style-name="HTML_20_Code">.find(</text:span><text:span text:style-name="Parameter">str</text:span><text:span text:style-name="HTML_20_Code">)</text:span></text:p>
          </table:table-cell>
          <table:table-cell table:style-name="Table4.A1" office:value-type="string">
            <text:p text:style-name="P8"><text:span text:style-name="HTML_20_Code">integerToString(</text:span><text:span text:style-name="Parameter">int</text:span><text:span text:style-name="HTML_20_Code">)</text:span>,<text:line-break/><text:span text:style-name="HTML_20_Code">stringToInteger(</text:span><text:span text:style-name="Parameter">str</text:span><text:span text:style-name="HTML_20_Code">)</text:span></text:p>
          </table:table-cell>
          <table:table-cell table:style-name="Table4.C1" office:value-type="string">
            <text:p text:style-name="P8"><text:span text:style-name="Parameter">s1</text:span><text:span text:style-name="HTML_20_Code"> == </text:span><text:span text:style-name="Parameter">s2</text:span><text:span text:style-name="HTML_20_Code">, <text:s/></text:span><text:span text:style-name="Parameter">s1</text:span><text:span text:style-name="HTML_20_Code"> != </text:span><text:span text:style-name="Parameter">s2</text:span><text:span text:style-name="HTML_20_Code">, <text:s/></text:span><text:span text:style-name="Parameter">s1</text:span><text:span text:style-name="HTML_20_Code"> &lt; </text:span><text:span text:style-name="Parameter">s2</text:span><text:span text:style-name="HTML_20_Code">,</text:span></text:p>
            <text:p text:style-name="P8"><text:span text:style-name="Parameter">s1</text:span><text:span text:style-name="HTML_20_Code"> &lt;= </text:span><text:span text:style-name="Parameter">s2</text:span><text:span text:style-name="HTML_20_Code">, <text:s/>s1 &gt;= </text:span><text:span text:style-name="Parameter">s2</text:span><text:span text:style-name="HTML_20_Code">, <text:s/></text:span><text:span text:style-name="Parameter">s1</text:span><text:span text:style-name="HTML_20_Code"> &gt; </text:span><text:span text:style-name="Parameter">s2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Parameter">s</text:span><text:span text:style-name="HTML_20_Code">.insert(</text:span><text:span text:style-name="Parameter">index</text:span><text:span text:style-name="HTML_20_Code">, </text:span><text:span text:style-name="Parameter">str</text:span><text:span text:style-name="HTML_20_Code">);</text:span></text:p>
          </table:table-cell>
          <table:table-cell table:style-name="Table4.A1" office:value-type="string">
            <text:p text:style-name="P8"><text:span text:style-name="HTML_20_Code">realToString(</text:span><text:span text:style-name="Parameter">double</text:span><text:span text:style-name="HTML_20_Code">)</text:span>,<text:span text:style-name="T6"> </text:span><text:span text:style-name="HTML_20_Code">stringToReal(</text:span><text:span text:style-name="Parameter">str</text:span><text:span text:style-name="HTML_20_Code">)</text:span></text:p>
          </table:table-cell>
          <table:table-cell table:style-name="Table4.C1" office:value-type="string">
            <text:p text:style-name="P9"/>
          </table:table-cell>
        </table:table-row>
      </table:table>
      <text:h text:style-name="P14" text:outline-level="1"><text:soft-page-break/>*** CS 106<text:span text:style-name="T22">X</text:span> FINAL REFERENCE SHEET ***</text:h>
      <text:h text:style-name="Heading_20_3" text:outline-level="3">Graph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5">BasicGraph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5">Vertex (Node)</text:p>
          </table:table-cell>
          <table:table-cell table:style-name="Table5.B1" office:value-type="string">
            <text:p text:style-name="P5"/>
          </table:table-cell>
          <table:table-cell table:style-name="Table5.E1" office:value-type="string">
            <text:p text:style-name="P5">Edge (Arc)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addEdge(</text:span><text:span text:style-name="Parameter">v1</text:span><text:span text:style-name="HTML_20_Code">, </text:span><text:span text:style-name="Parameter">v2</text:span><text:span text:style-name="HTML_20_Code">);</text:span></text:p>
            <text:p text:style-name="P2"><text:span text:style-name="Parameter">g</text:span><text:span text:style-name="HTML_20_Code">.addEdge(</text:span><text:span text:style-name="Parameter">arc</text:span><text:span text:style-name="HTML_20_Code">); <text:s text:c="16"/></text:span><text:span text:style-name="Comment">// or addArc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Parameter"><text:span text:style-name="T4"/>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1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addVertex(</text:span><text:span text:style-name="Parameter">name</text:span><text:span text:style-name="HTML_20_Code">); <text:s text:c="13"/></text:span><text:span text:style-name="Comment">// or addNode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string name</text:span></text:p>
          </table:table-cell>
          <table:table-cell table:style-name="Table5.B1" office:value-type="string">
            <text:p text:style-name="P2"><text:span text:style-name="HTML_20_Code"/></text:p>
          </table:table-cell>
          <table:table-cell table:style-name="Table5.E1" office:value-type="string">
            <text:p text:style-name="P2"><text:span text:style-name="HTML_20_Code">Vertex* start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clear();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Set&lt;Edge*&gt; edges</text:span></text:p>
          </table:table-cell>
          <table:table-cell table:style-name="Table5.B1" office:value-type="string">
            <text:p text:style-name="P2"><text:span text:style-name="HTML_20_Code"/></text:p>
          </table:table-cell>
          <table:table-cell table:style-name="Table5.E1" office:value-type="string">
            <text:p text:style-name="P2"><text:span text:style-name="HTML_20_Code">Vertex* finish</text:span></text:p>
            <text:p text:style-name="P3"><text:span text:style-name="HTML_20_Code"><text:span text:style-name="T6"><text:s text:c="2"/>(or end)</text:span>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containsEdge(</text:span><text:span text:style-name="Parameter">v1</text:span><text:span text:style-name="HTML_20_Code">, </text:span><text:span text:style-name="Parameter">v2</text:span><text:span text:style-name="HTML_20_Code">)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double cost</text:span><text:span text:style-name="HTML_20_Code"><text:span text:style-name="T6"><text:line-break/> <text:s/>(or weight)</text:span></text:span></text:p>
          </table:table-cell>
          <table:table-cell table:style-name="Table5.B1" office:value-type="string">
            <text:p text:style-name="P2"><text:span text:style-name="HTML_20_Code"/></text:p>
          </table:table-cell>
          <table:table-cell table:style-name="Table5.E1" office:value-type="string">
            <text:p text:style-name="P2"><text:span text:style-name="HTML_20_Code">double cost</text:span></text:p>
            <text:p text:style-name="P3"><text:span text:style-name="HTML_20_Code"><text:span text:style-name="T6"><text:s text:c="2"/>(or weight)</text:span>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containsVertex(</text:span><text:span text:style-name="Parameter">name</text:span><text:span text:style-name="HTML_20_Code">)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bool visited</text:span></text:p>
          </table:table-cell>
          <table:table-cell table:style-name="Table5.B1" office:value-type="string">
            <text:p text:style-name="P2"><text:span text:style-name="HTML_20_Code"/></text:p>
          </table:table-cell>
          <table:table-cell table:style-name="Table5.E1" office:value-type="string">
            <text:p text:style-name="P2"><text:span text:style-name="HTML_20_Code">bool visited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getEdge(</text:span><text:span text:style-name="Parameter">v1</text:span><text:span text:style-name="HTML_20_Code">, </text:span><text:span text:style-name="Parameter">v2</text:span><text:span text:style-name="HTML_20_Code">) <text:s text:c="14"/></text:span><text:span text:style-name="Comment">// NULL if none exists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Vertex* previous</text:span></text:p>
          </table:table-cell>
          <table:table-cell table:style-name="Table5.B1" office:value-type="string">
            <text:p text:style-name="P2"><text:span text:style-name="HTML_20_Code"/></text:p>
          </table:table-cell>
          <table:table-cell table:style-name="Table5.E1" office:value-type="string">
            <text:p text:style-name="P2"><text:span text:style-name="HTML_20_Code">string toString()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getEdgeSet() <text:s text:c="17"/></text:span><text:span text:style-name="Comment">// or getArcSet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Color getColor()</text:span></text:p>
          </table:table-cell>
          <table:table-cell table:style-name="Table5.B1" office:value-type="string">
            <text:p text:style-name="P2"><text:span text:style-name="HTML_20_Code"/></text:p>
          </table:table-cell>
          <table:table-cell table:style-name="Table5.E8" office:value-type="string">
            <text:p text:style-name="P2"><text:span text:style-name="Parameter"><text:span text:style-name="T4"/>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getNeighbors(</text:span><text:span text:style-name="Parameter">v</text:span><text:span text:style-name="HTML_20_Code">) <text:s text:c="14"/></text:span><text:span text:style-name="Comment">// set of Vertex*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Parameter"><text:span text:style-name="T5">setColor(</text:span></text:span><text:span text:style-name="Parameter">color</text:span><text:span text:style-name="Parameter"><text:span text:style-name="T5">)</text:span></text:span></text:p>
          </table:table-cell>
          <table:table-cell table:style-name="Table5.B1" office:value-type="string">
            <text:p text:style-name="P2"><text:span text:style-name="HTML_20_Code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getVertex(</text:span><text:span text:style-name="Parameter">name</text:span><text:span text:style-name="HTML_20_Code">) <text:s text:c="14"/></text:span><text:span text:style-name="Comment">// or getNode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void resetData()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getVertexSet() <text:s text:c="15"/></text:span><text:span text:style-name="Comment">// or getNodeSet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A1" office:value-type="string">
            <text:p text:style-name="P2"><text:span text:style-name="HTML_20_Code">string toString()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isEmpty()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8" office:value-type="string">
            <text:p text:style-name="P2"><text:span text:style-name="HTML_20_Code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isNeighbor(</text:span><text:span text:style-name="Parameter">v1</text:span><text:span text:style-name="HTML_20_Code">, </text:span><text:span text:style-name="Parameter">v2</text:span><text:span text:style-name="HTML_20_Code">) <text:s text:c="11"/></text:span><text:span text:style-name="Comment">// direct neighbors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HTML_20_Code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removeEdge(</text:span><text:span text:style-name="Parameter">v1</text:span><text:span text:style-name="HTML_20_Code">, </text:span><text:span text:style-name="Parameter">v2</text:span><text:span text:style-name="HTML_20_Code">); <text:s text:c="10"/></text:span><text:span text:style-name="Comment">// or removeArc</text:span></text:p>
            <text:p text:style-name="Standard"><text:span text:style-name="Parameter">g</text:span><text:span text:style-name="HTML_20_Code">.removeEdge(</text:span><text:span text:style-name="Parameter">e</text:span><text:span text:style-name="HTML_20_Code">);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removeVertex(</text:span><text:span text:style-name="Parameter">v</text:span><text:span text:style-name="HTML_20_Code">); <text:s text:c="13"/></text:span><text:span text:style-name="Comment">// or removeNode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resetData();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size() <text:s text:c="23"/></text:span><text:span text:style-name="Comment">// number of vertices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  <table:table-row table:style-name="Table5.1">
          <table:table-cell table:style-name="Table5.A1" office:value-type="string">
            <text:p text:style-name="P2"><text:span text:style-name="Parameter">g</text:span><text:span text:style-name="HTML_20_Code">.toString()</text:span></text:p>
          </table:table-cell>
          <table:table-cell table:style-name="Table5.B1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  <table:table-cell table:style-name="Table5.E9" office:value-type="string">
            <text:p text:style-name="P2"><text:span text:style-name="Parameter"/></text:p>
          </table:table-cell>
        </table:table-row>
      </table:table>
      <text:p text:style-name="Standard"><text:span text:style-name="HTML_20_Code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Code_20_compressed"><text:span text:style-name="HTML_20_Code"><text:span text:style-name="T16">function </text:span></text:span><text:span text:style-name="HTML_20_Code"><text:span text:style-name="T20">dfs</text:span></text:span><text:span text:style-name="HTML_20_Code"><text:span text:style-name="T16">(v</text:span></text:span><text:span text:style-name="HTML_20_Code"><text:span text:style-name="T15">1, v2</text:span></text:span><text:span text:style-name="HTML_20_Code"><text:span text:style-name="T16">)</text:span></text:span><text:span text:style-name="HTML_20_Code"><text:span text:style-name="T15">:</text:span></text:span></text:p>
            <text:p text:style-name="Code_20_compressed"><text:span text:style-name="HTML_20_Code"><text:span text:style-name="T17"><text:s text:c="2"/></text:span></text:span><text:span text:style-name="HTML_20_Code"><text:span text:style-name="T15">mark v1 as visited.</text:span></text:span></text:p>
            <text:p text:style-name="Code_20_compressed"><text:span text:style-name="HTML_20_Code"><text:span text:style-name="T15"><text:s text:c="4"/>perform a dfs from each of v1's <text:s text:c="3"/></text:span></text:span></text:p>
            <text:p text:style-name="Code_20_compressed"><text:span text:style-name="HTML_20_Code"><text:span text:style-name="T15"><text:s text:c="7"/>unvisited neighbors n to v2:</text:span></text:span></text:p>
            <text:p text:style-name="Code_20_compressed"><text:span text:style-name="HTML_20_Code"><text:span text:style-name="T17"><text:s text:c="4"/></text:span></text:span><text:span text:style-name="HTML_20_Code"><text:span text:style-name="T15">if dfs(n, v2) succeeds: a path is found! </text:span></text:span></text:p>
            <text:p text:style-name="Code_20_compressed"><text:span text:style-name="HTML_20_Code"><text:span text:style-name="T15"/></text:span></text:p>
            <text:p text:style-name="Code_20_compressed"><text:span text:style-name="HTML_20_Code"><text:span text:style-name="T15"/></text:span></text:p>
          </table:table-cell>
          <table:table-cell table:style-name="Table6.B1" office:value-type="string">
            <text:p text:style-name="Code_20_compressed"><text:span text:style-name="HTML_20_Code"><text:span text:style-name="T16">function </text:span></text:span><text:span text:style-name="HTML_20_Code"><text:span text:style-name="T21">b</text:span></text:span><text:span text:style-name="HTML_20_Code"><text:span text:style-name="T20">fs</text:span></text:span><text:span text:style-name="HTML_20_Code"><text:span text:style-name="T16">(v</text:span></text:span><text:span text:style-name="HTML_20_Code"><text:span text:style-name="T15">1, v2</text:span></text:span><text:span text:style-name="HTML_20_Code"><text:span text:style-name="T16">)</text:span></text:span><text:span text:style-name="HTML_20_Code"><text:span text:style-name="T15">:</text:span></text:span></text:p>
            <text:p text:style-name="Code_20_compressed"><text:span text:style-name="HTML_20_Code"><text:span text:style-name="T15"><text:s text:c="2"/>create a queue of vertexes to visit,</text:span></text:span></text:p>
            <text:p text:style-name="Code_20_compressed"><text:span text:style-name="HTML_20_Code"><text:span text:style-name="T15"><text:s text:c="4"/>initially storing just v1</text:span></text:span><text:span text:style-name="HTML_20_Code"><text:span text:style-name="T19">.</text:span></text:span></text:p>
            <text:p text:style-name="Code_20_compressed"><text:span text:style-name="HTML_20_Code"><text:span text:style-name="T15"><text:s text:c="2"/>mark v1 as visited</text:span></text:span><text:span text:style-name="HTML_20_Code"><text:span text:style-name="T19">.</text:span></text:span></text:p>
            <text:p text:style-name="Code_20_compressed"><text:span text:style-name="HTML_20_Code"><text:span text:style-name="T15"><text:s text:c="2"/>while queue is not empty and v2 is not seen: <text:s text:c="2"/></text:span></text:span></text:p>
            <text:p text:style-name="Code_20_compressed"><text:span text:style-name="HTML_20_Code"><text:span text:style-name="T15"><text:s text:c="4"/>dequeue a vertex v from it,</text:span></text:span></text:p>
            <text:p text:style-name="Code_20_compressed"><text:span text:style-name="HTML_20_Code"><text:span text:style-name="T15"><text:s text:c="4"/>mark that vertex v as visited,</text:span></text:span></text:p>
            <text:p text:style-name="Code_20_compressed"><text:span text:style-name="HTML_20_Code"><text:span text:style-name="T15"><text:s text:c="4"/></text:span></text:span><text:span text:style-name="HTML_20_Code"><text:span text:style-name="T19">and </text:span></text:span><text:span text:style-name="HTML_20_Code"><text:span text:style-name="T15">add each unvisited neighbor n of v to queue.</text:span></text:span></text:p>
          </table:table-cell>
        </table:table-row>
        <table:table-row table:style-name="Table6.1">
          <table:table-cell table:style-name="Table6.A2" office:value-type="string">
            <text:p text:style-name="Code_20_compressed"><text:span text:style-name="HTML_20_Code"><text:span text:style-name="T15">function </text:span></text:span><text:span text:style-name="HTML_20_Code"><text:span text:style-name="T20">dijkstra</text:span></text:span><text:span text:style-name="HTML_20_Code"><text:span text:style-name="T15">(v1, v2):</text:span></text:span></text:p>
            <text:p text:style-name="Code_20_compressed"><text:span text:style-name="HTML_20_Code"><text:span text:style-name="T18"><text:s text:c="2"/></text:span></text:span><text:span text:style-name="HTML_20_Code"><text:span text:style-name="T14"><text:s/></text:span></text:span><text:span text:style-name="HTML_20_Code"><text:span text:style-name="T15">consider every vertex to have a cost of </text:span></text:span><text:span text:style-name="HTML_20_Code"><text:span text:style-name="T18">infinity, <text:s/></text:span></text:span></text:p>
            <text:p text:style-name="Code_20_compressed"><text:span text:style-name="HTML_20_Code"><text:span text:style-name="T15"><text:s text:c="3"/>except v1 which has a cost of 0.</text:span></text:span></text:p>
            <text:p text:style-name="Code_20_compressed"><text:span text:style-name="HTML_20_Code"><text:span text:style-name="T15"><text:s text:c="2"/></text:span></text:span><text:span text:style-name="HTML_20_Code"><text:span text:style-name="T14"><text:s/></text:span></text:span><text:span text:style-name="HTML_20_Code"><text:span text:style-name="T15">create a priority queue of vertexes, ordered </text:span></text:span></text:p>
            <text:p text:style-name="Code_20_compressed"><text:span text:style-name="HTML_20_Code"><text:span text:style-name="T15"><text:s text:c="3"/>by heuristic, storing only v1 </text:span></text:span></text:p>
            <text:p text:style-name="Code_20_compressed"><text:span text:style-name="HTML_20_Code"><text:span text:style-name="T15"/></text:span></text:p>
            <text:p text:style-name="Code_20_compressed"><text:span text:style-name="HTML_20_Code"><text:span text:style-name="T15"><text:s text:c="2"/>while the pqueue is not empty:</text:span></text:span></text:p>
            <text:p text:style-name="Code_20_compressed"><text:span text:style-name="HTML_20_Code"><text:span text:style-name="T15"><text:s text:c="4"/>dequeue vertex v from pqueue, mark as visited.</text:span></text:span></text:p>
            <text:p text:style-name="Code_20_compressed"><text:span text:style-name="HTML_20_Code"><text:span text:style-name="T15"><text:s text:c="4"/>for each of the unvisited neighbors n of v, </text:span></text:span></text:p>
            <text:p text:style-name="Code_20_compressed"><text:span text:style-name="HTML_20_Code"><text:span text:style-name="T15"><text:s text:c="5"/>we now know that we can reach this neighbor </text:span></text:span></text:p>
            <text:p text:style-name="Code_20_compressed"><text:span text:style-name="HTML_20_Code"><text:span text:style-name="T15"><text:s text:c="5"/>with a total cost of (v's cost + the weight </text:span></text:span></text:p>
            <text:p text:style-name="Code_20_compressed"><text:span text:style-name="HTML_20_Code"><text:span text:style-name="T15"><text:s text:c="5"/>of the edge from v to n).</text:span></text:span></text:p>
            <text:p text:style-name="Code_20_compressed"><text:span text:style-name="HTML_20_Code"><text:span text:style-name="T15"><text:s text:c="7"/></text:span></text:span><text:span text:style-name="HTML_20_Code"><text:span text:style-name="T14"><text:s/></text:span></text:span><text:span text:style-name="HTML_20_Code"><text:span text:style-name="T15">if the neighbor is not in the pqueue, or </text:span></text:span></text:p>
            <text:p text:style-name="Code_20_compressed"><text:span text:style-name="HTML_20_Code"><text:span text:style-name="T15"><text:s text:c="8"/>this is cheaper than n's current cost, we </text:span></text:span></text:p>
            <text:p text:style-name="Code_20_compressed"><text:span text:style-name="HTML_20_Code"><text:span text:style-name="T15"><text:s text:c="8"/>should enqueue the neighbor n to the </text:span></text:span></text:p>
            <text:p text:style-name="Code_20_compressed"><text:span text:style-name="HTML_20_Code"><text:span text:style-name="T15"><text:s text:c="8"/>pqueue with this new cost, and with v as </text:span></text:span></text:p>
            <text:p text:style-name="Code_20_compressed"><text:span text:style-name="HTML_20_Code"><text:span text:style-name="T15"><text:s text:c="8"/>its previous vertex.</text:span></text:span></text:p>
            <text:p text:style-name="Code_20_compressed"><text:span text:style-name="HTML_20_Code"><text:span text:style-name="T15">when done, we can reconstruct the path from v2 back to v1 by following the previous pointers.</text:span></text:span></text:p>
          </table:table-cell>
          <table:table-cell table:style-name="Table6.B2" office:value-type="string">
            <text:p text:style-name="Code_20_compressed"><text:span text:style-name="HTML_20_Code"><text:span text:style-name="T15">function </text:span></text:span><text:span text:style-name="HTML_20_Code"><text:span text:style-name="T20">astar</text:span></text:span><text:span text:style-name="HTML_20_Code"><text:span text:style-name="T15">(v1, v2):</text:span></text:span></text:p>
            <text:p text:style-name="Code_20_compressed"><text:span text:style-name="HTML_20_Code"><text:span text:style-name="T18"><text:s text:c="2"/></text:span></text:span><text:span text:style-name="HTML_20_Code"><text:span text:style-name="T15">consider every vertex to have a cost of </text:span></text:span><text:span text:style-name="HTML_20_Code"><text:span text:style-name="T18">infinity, <text:s/></text:span></text:span></text:p>
            <text:p text:style-name="Code_20_compressed"><text:span text:style-name="HTML_20_Code"><text:span text:style-name="T15"><text:s text:c="2"/>except v1 which has a cost of 0.</text:span></text:span></text:p>
            <text:p text:style-name="Code_20_compressed"><text:span text:style-name="HTML_20_Code"><text:span text:style-name="T15"><text:s text:c="2"/>create a priority queue of vertexes, ordered </text:span></text:span></text:p>
            <text:p text:style-name="Code_20_compressed"><text:span text:style-name="HTML_20_Code"><text:span text:style-name="T15"><text:s text:c="2"/>by heuristic, storing only v1 with a priority <text:s/></text:span></text:span></text:p>
            <text:p text:style-name="Code_20_compressed"><text:span text:style-name="HTML_20_Code"><text:span text:style-name="T15"><text:s text:c="2"/>of </text:span></text:span><text:span text:style-name="HTML_20_Code"><text:span text:style-name="T20">H(v1, v2)</text:span></text:span><text:span text:style-name="HTML_20_Code"><text:span text:style-name="T15">.</text:span></text:span></text:p>
            <text:p text:style-name="Code_20_compressed"><text:span text:style-name="HTML_20_Code"><text:span text:style-name="T15"><text:s text:c="2"/>while the pqueue is not empty:</text:span></text:span></text:p>
            <text:p text:style-name="Code_20_compressed"><text:span text:style-name="HTML_20_Code"><text:span text:style-name="T15"><text:s text:c="4"/>dequeue vertex v from pqueue, mark </text:span></text:span><text:span text:style-name="HTML_20_Code"><text:span text:style-name="T19">a</text:span></text:span><text:span text:style-name="HTML_20_Code"><text:span text:style-name="T15">s visited.</text:span></text:span></text:p>
            <text:p text:style-name="Code_20_compressed"><text:span text:style-name="HTML_20_Code"><text:span text:style-name="T15"><text:s text:c="4"/>for each of the unvisited neighbors n of v, </text:span></text:span></text:p>
            <text:p text:style-name="Code_20_compressed"><text:span text:style-name="HTML_20_Code"><text:span text:style-name="T15"><text:s text:c="4"/>we now know that we can reach this neighbor </text:span></text:span></text:p>
            <text:p text:style-name="Code_20_compressed"><text:span text:style-name="HTML_20_Code"><text:span text:style-name="T15"><text:s text:c="4"/>with a total cost of (v's cost + the weight </text:span></text:span></text:p>
            <text:p text:style-name="Code_20_compressed"><text:span text:style-name="HTML_20_Code"><text:span text:style-name="T15"><text:s text:c="4"/>of the edge from v to n).</text:span></text:span></text:p>
            <text:p text:style-name="Code_20_compressed"><text:span text:style-name="HTML_20_Code"><text:span text:style-name="T15"><text:s text:c="7"/></text:span></text:span><text:span text:style-name="HTML_20_Code"><text:span text:style-name="T14"><text:s/></text:span></text:span><text:span text:style-name="HTML_20_Code"><text:span text:style-name="T15">if the neighbor is not in the pqueue, or <text:s/></text:span></text:span></text:p>
            <text:p text:style-name="Code_20_compressed"><text:span text:style-name="HTML_20_Code"><text:span text:style-name="T15"><text:s text:c="8"/>this is cheaper than n's current cost, we </text:span></text:span></text:p>
            <text:p text:style-name="Code_20_compressed"><text:span text:style-name="HTML_20_Code"><text:span text:style-name="T15"><text:s text:c="8"/>should enqueue the neighbor n to the </text:span></text:span></text:p>
            <text:p text:style-name="Code_20_compressed"><text:span text:style-name="HTML_20_Code"><text:span text:style-name="T15"><text:s text:c="8"/>pqueue with this new cost </text:span></text:span><text:span text:style-name="HTML_20_Code"><text:span text:style-name="T20">plus H(n, v2)</text:span></text:span><text:span text:style-name="HTML_20_Code"><text:span text:style-name="T15">, <text:s/></text:span></text:span></text:p>
            <text:p text:style-name="Code_20_compressed"><text:span text:style-name="HTML_20_Code"><text:span text:style-name="T15"><text:s text:c="8"/>and with v as its previous vertex.</text:span></text:span></text:p>
            <text:p text:style-name="Code_20_compressed"><text:span text:style-name="HTML_20_Code"><text:span text:style-name="T15">when done, we can reconstruct the path from v2 back to v1 by following the previous pointers.</text:span></text:span></text:p>
          </table:table-cell>
        </table:table-row>
        <table:table-row table:style-name="Table6.1">
          <table:table-cell table:style-name="Table6.B2" table:number-columns-spanned="2" office:value-type="string">
            <text:p text:style-name="P1"/>
            <text:p text:style-name="P1">function <text:span text:style-name="T1">kruskal</text:span>(graph):</text:p>
            <text:p text:style-name="P1"><text:s text:c="3"/>remove all edges from the graph.</text:p>
            <text:p text:style-name="P1"><text:s text:c="3"/><text:span text:style-name="T13">make a PQ of </text:span>all edges<text:span text:style-name="T7">, </text:span>based on their weight (cost<text:span text:style-name="T13">)</text:span>.</text:p>
            <text:p text:style-name="P1"><text:s text:c="3"/>while <text:span text:style-name="T13">the PQ </text:span>is not empty<text:span text:style-name="T13">,</text:span></text:p>
            <text:p text:style-name="P1"><text:s text:c="6"/>dequeue an edge from <text:span text:style-name="T7">PQ</text:span>.</text:p>
            <text:p text:style-name="P1"><text:s text:c="6"/>if <text:span text:style-name="T13">that edge</text:span>'s endpoints aren't already connected to one another<text:span text:style-name="T13">,</text:span></text:p>
            <text:p text:style-name="P1"><text:s text:c="9"/>add that edge into the graph.</text:p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" svg:font-family="'DejaVu Sans', 'Times New Roman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Garamond" fo:font-family="Garamond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swiss" style:font-pitch-asian="variable" style:font-size-asian="14pt" style:font-name-complex="DejaVu Sans" style:font-family-complex="'DejaVu Sans', 'Times New Roman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1945in" fo:text-align="center" style:justify-single-word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417in" loext:contextual-spacing="false" fo:keep-with-next="always">
        <style:tab-stops>
          <style:tab-stop style:position="7.5in" style:type="right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417in" loext:contextual-spacing="false" fo:text-align="center" style:justify-single-word="false" fo:keep-with-next="always">
        <style:tab-stops>
          <style:tab-stop style:position="7.5in" style:type="right"/>
        </style:tab-stops>
      </style:paragraph-properties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loext:contextual-spacing="false" fo:keep-with-next="always"/>
      <style:text-properties fo:font-style="italic" style:font-style-asian="italic" style:font-size-complex="14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er" style:display-name="Table Header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Code" style:family="paragraph" style:parent-style-name="Standard">
      <style:paragraph-properties fo:margin-left="0.25in" fo:margin-right="0in" fo:text-indent="0in" style:auto-text-indent="false"/>
      <style:text-properties style:font-name="Courier New" fo:font-family="'Courier New'" style:font-family-generic="modern" fo:font-size="10pt" fo:language="zxx" fo:country="none" style:font-size-asian="10pt"/>
    </style:style>
    <style:style style:name="Problem_20_Question" style:display-name="Problem Question" style:family="paragraph" style:parent-style-name="Standard">
      <style:paragraph-properties fo:margin-left="0.25in" fo:margin-right="0in" fo:margin-top="0.1252in" fo:margin-bottom="0.0835in" loext:contextual-spacing="false" fo:text-align="justify" style:justify-single-word="false" fo:text-indent="-0.25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Problem_20_Answer_20_Numbers" style:display-name="Problem Answer Numbers" style:family="paragraph" style:parent-style-name="Code">
      <style:paragraph-properties fo:margin-left="0in" fo:margin-right="0in" fo:margin-top="0.25in" fo:margin-bottom="0.0417in" loext:contextual-spacing="false" fo:text-indent="0in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de_20_Compressed" style:display-name="Code Compressed" style:family="paragraph" style:parent-style-name="Code">
      <style:paragraph-properties fo:line-height="0.139in"/>
    </style:style>
    <style:style style:name="Problem_20_Question_20_First" style:display-name="Problem Question First" style:family="paragraph" style:parent-style-name="Problem_20_Question">
      <style:paragraph-properties fo:margin-top="0in" fo:margin-bottom="0in" loext:contextual-spacing="false"/>
    </style:style>
    <style:style style:name="Paragraph" style:family="paragraph" style:parent-style-name="Standard">
      <style:paragraph-properties fo:margin-left="0.25in" fo:margin-right="0in" fo:text-indent="0in" style:auto-text-indent="false"/>
    </style:style>
    <style:style style:name="Code_20_Mystery_20_Answers" style:display-name="Code Mystery Answers" style:family="paragraph" style:parent-style-name="Code">
      <style:paragraph-properties fo:line-height="0.278in"/>
    </style:style>
    <style:style style:name="Code_20_Mystery_20_Answers_20_Heading" style:display-name="Code Mystery Answers Heading" style:family="paragraph" style:parent-style-name="Code_20_Mystery_20_Answers" style:next-style-name="Code_20_Mystery_20_Answers">
      <style:paragraph-properties style:line-height-at-least="0.0693in"/>
      <style:text-properties style:text-underline-style="solid" style:text-underline-width="auto" style:text-underline-color="font-color" fo:font-weight="bold" style:font-weight-asian="bold"/>
    </style:style>
    <style:style style:name="Continued" style:family="paragraph" style:parent-style-name="Standard">
      <style:paragraph-properties fo:margin-top="0.5in" fo:margin-bottom="0in" loext:contextual-spacing="false" fo:text-align="center" style:justify-single-word="false"/>
      <style:text-properties fo:font-style="italic" style:font-style-asian="italic"/>
    </style:style>
    <style:style style:name="Problem_20_Explanation" style:display-name="Problem Explanation" style:family="paragraph" style:parent-style-name="Problem_20_Question_20_First">
      <style:paragraph-properties fo:margin-left="0in" fo:margin-right="0in" fo:margin-top="0.0835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size="11pt" fo:font-weight="bold" style:font-size-asian="11pt" style:font-weight-asian="bold"/>
    </style:style>
    <style:style style:name="Design_20_Element_20_UL" style:display-name="Design Element UL" style:family="paragraph" style:parent-style-name="Standard" style:list-style-name="WW8Num12"/>
    <style:style style:name="Example" style:family="paragraph" style:parent-style-name="Standard">
      <style:paragraph-properties fo:margin-left="0.1in" fo:margin-right="0in" fo:margin-top="0.0417in" fo:margin-bottom="0.0417in" loext:contextual-spacing="false" fo:text-indent="0in" style:auto-text-indent="false"/>
    </style:style>
    <style:style style:name="Normal_20__2b__20_Verdana" style:display-name="Normal + Verdana" style:family="paragraph" style:parent-style-name="Standard">
      <style:text-properties fo:color="#000000" style:font-name="Courier New" fo:font-family="'Courier New'" style:font-family-generic="modern" fo:font-size="10pt" style:font-size-asian="10pt" style:font-size-complex="18pt"/>
    </style:style>
    <style:style style:name="Question" style:family="paragraph" style:parent-style-name="Standard">
      <style:paragraph-properties fo:margin-left="0.25in" fo:margin-right="0in" fo:margin-top="0.0835in" fo:margin-bottom="0.0835in" loext:contextual-spacing="false" fo:text-indent="-0.25in" style:auto-text-indent="false"/>
      <style:text-properties style:font-name-complex="Courier New" style:font-family-complex="'Courier New'" style:font-family-generic-complex="modern"/>
    </style:style>
    <style:style style:name="Code_20_Compressed_20__2b__20_5_20_pt" style:display-name="Code Compressed + 5 pt" style:family="paragraph" style:parent-style-name="Code_20_Compressed">
      <style:text-properties fo:font-size="5pt" style:font-size-asian="5pt" style:font-name-complex="Courier New" style:font-family-complex="'Courier New'" style:font-family-generic-complex="modern" style:font-size-complex="5pt"/>
    </style:style>
    <style:style style:name="Section_20_Problem_20_Header" style:display-name="Section Problem Header" style:family="paragraph" style:parent-style-name="Standard" style:next-style-name="Standard">
      <style:paragraph-properties fo:margin-left="0.25in" fo:margin-right="0in" fo:margin-top="0.1252in" fo:margin-bottom="0.1252in" loext:contextual-spacing="false" fo:text-indent="-0.25in" style:auto-text-indent="false"/>
    </style:style>
    <style:style style:name="Code_20_Compressed_20__2b__20_Left_3a__20__20_0.05_22_" style:display-name="Code Compressed + Left:  0.05&quot;" style:family="paragraph" style:parent-style-name="Code">
      <style:paragraph-properties fo:margin-left="0.05in" fo:margin-right="0in" fo:text-indent="0in" style:auto-text-indent="false"/>
    </style:style>
    <style:style style:name="Section_20_Answer_20_Heading" style:display-name="Section Answer Heading" style:family="paragraph" style:parent-style-name="Standard">
      <style:paragraph-properties fo:margin-left="0.25in" fo:margin-right="0in" fo:margin-top="0.0693in" fo:margin-bottom="0.028in" loext:contextual-spacing="false" fo:text-indent="0in" style:auto-text-indent="false"/>
    </style:style>
    <style:style style:name="Frame_20_contents" style:display-name="Frame contents" style:family="paragraph" style:parent-style-name="Text_20_body" style:class="extra"/>
    <style:style style:name="Code_20_compressed" style:display-name="Code compressed" style:family="paragraph" style:parent-style-name="Code">
      <style:paragraph-properties fo:line-height="0.139in"/>
      <style:text-properties style:font-name="Consolas" fo:font-family="Consolas" style:font-family-generic="modern" style:font-name-complex="Courier New" style:font-family-complex="'Courier New'" style:font-family-generic-complex="modern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pacer" style:family="paragraph" style:parent-style-name="Code_20_compressed">
      <loext:graphic-properties draw:fill="none" draw:fill-color="#99ccff"/>
      <style:paragraph-properties fo:margin-left="0.0618in" fo:margin-right="0in" fo:line-height="0.0402in" fo:text-align="start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size="9pt" style:font-size-asian="9pt" style:font-size-complex="9pt" fo:hyphenate="false" fo:hyphenation-remain-char-count="2" fo:hyphenation-push-char-count="2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-Default_20_Paragraph_20_Font" style:display-name="WW-Default Paragraph Font" style:family="text"/>
    <style:style style:name="Footnote_20_Symbol" style:display-name="Footnote Symbol" style:family="text" style:parent-style-name="WW-Default_20_Paragraph_20_Font">
      <style:text-properties style:text-position="super 58%"/>
    </style:style>
    <style:style style:name="Page_20_Number" style:display-name="Page Number" style:family="text" style:parent-style-name="WW-Default_20_Paragraph_20_Font"/>
    <style:style style:name="Code_20_Char" style:display-name="Code Char" style:family="text" style:parent-style-name="WW-Default_20_Paragraph_20_Font">
      <style:text-properties style:font-name="Courier New" fo:font-family="'Courier New'" style:font-family-generic="modern" fo:language="en" fo:country="US" style:font-size-complex="12pt" style:language-complex="ar" style:country-complex="SA"/>
    </style:style>
    <style:style style:name="Syntax_20_Template_20_Placeholder" style:display-name="Syntax Template Placeholder" style:family="text" style:parent-style-name="WW-Default_20_Paragraph_20_Font">
      <style:text-properties style:font-name="Verdana" fo:font-family="Verdana" style:font-family-generic="swiss" style:font-pitch="variable" fo:font-weight="bold" style:font-weight-asian="bold"/>
    </style:style>
    <style:style style:name="_20_Char_20_Char1" style:display-name=" Char Char1" style:family="text" style:parent-style-name="WW-Default_20_Paragraph_20_Font">
      <style:text-properties style:font-name="Arial" fo:font-family="Arial" style:font-family-generic="swiss" style:font-pitch="variable" fo:font-size="13pt" fo:language="en" fo:country="US" fo:font-weight="bold" style:font-size-asian="13pt" style:font-weight-asian="bold" style:font-name-complex="Arial" style:font-family-complex="Arial" style:font-family-generic-complex="swiss" style:font-pitch-complex="variable" style:font-size-complex="13pt" style:language-complex="ar" style:country-complex="SA" style:font-weight-complex="bold"/>
    </style:style>
    <style:style style:name="Subheading" style:family="text" style:parent-style-name="WW-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size-complex="10pt"/>
    </style:style>
    <style:style style:name="_20_Char_20_Char" style:display-name=" Char Char" style:family="text" style:parent-style-name="WW-Default_20_Paragraph_20_Font">
      <style:text-properties fo:font-size="12pt" style:font-size-asian="12pt" style:font-size-complex="12pt"/>
    </style:style>
    <style:style style:name="Code_20_Fragment" style:display-name="Code Fragment" style:family="text" style:parent-style-name="WW-Default_20_Paragraph_20_Font">
      <style:text-properties style:font-name="Courier New" fo:font-family="'Courier New'" style:font-family-generic="modern" fo:font-size="11pt" style:font-size-asian="11pt"/>
    </style:style>
    <style:style style:name="Syntax_20_Template" style:display-name="Syntax Template" style:family="text" style:parent-style-name="WW-Default_20_Paragraph_20_Font">
      <style:text-properties style:font-name="Verdana" fo:font-family="Verdana" style:font-family-generic="swiss" style:font-pitch="variable" fo:font-weight="bold" style:font-weight-asian="bold"/>
    </style:style>
    <style:style style:name="Heading_20_3_20_Subheading" style:display-name="Heading 3 Subheading" style:family="text" style:parent-style-name="WW-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size-complex="10pt"/>
    </style:style>
    <style:style style:name="_20_Char_20_Char2" style:display-name=" Char Char2" style:family="text" style:parent-style-name="WW-Default_20_Paragraph_20_Font">
      <style:text-properties style:font-name="Arial" fo:font-family="Arial" style:font-family-generic="swiss" style:font-pitch="variable" fo:font-size="13pt" fo:language="en" fo:country="US" fo:font-weight="bold" style:font-size-asian="13pt" style:font-weight-asian="bold" style:font-name-complex="Arial" style:font-family-complex="Arial" style:font-family-generic-complex="swiss" style:font-pitch-complex="variable" style:font-size-complex="13pt" style:language-complex="ar" style:country-complex="SA" style:font-weight-complex="bold"/>
    </style:style>
    <style:style style:name="Code_20_fragment" style:display-name="Code fragment" style:family="text" style:parent-style-name="WW-Default_20_Paragraph_20_Font">
      <style:text-properties style:font-name="Courier New" fo:font-family="'Courier New'" style:font-family-generic="modern" fo:font-size="10pt" style:font-size-asian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modern" fo:font-size="9pt" style:font-size-asian="9pt" style:font-name-complex="Courier New" style:font-family-complex="'Courier New'" style:font-family-generic-complex="modern" style:font-size-complex="10pt"/>
    </style:style>
    <style:style style:name="Parameter" style:family="text" style:parent-style-name="HTML_20_Code">
      <style:text-properties fo:font-style="italic" fo:font-weight="bold" style:font-style-asian="italic" style:font-weight-asian="bold"/>
    </style:style>
    <style:style style:name="Comment" style:family="text" style:parent-style-name="HTML_20_Code">
      <style:text-properties fo:color="#008000"/>
    </style:style>
    <style:style style:name="Code_20_compressed_20_Char" style:display-name="Code compressed Char" style:family="text" style:parent-style-name="Default_20_Paragraph_20_Font">
      <style:text-properties style:font-name="Consolas" fo:font-family="Consolas" style:font-family-generic="modern" fo:language="zxx" fo:country="none" style:font-name-complex="Courier New" style:font-family-complex="'Courier New'" style:font-family-generic-complex="modern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39in" fo:margin-bottom="0.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2-22T13:37:00</meta:creation-date>
    <dc:date>2016-12-03T16:57:58.010735659</dc:date>
    <meta:print-date>2014-03-21T17:26:00</meta:print-date>
    <meta:editing-cycles>65</meta:editing-cycles>
    <meta:editing-duration>PT9H55M26S</meta:editing-duration>
    <meta:generator>LibreOffice/5.2.2.2$Linux_X86_64 LibreOffice_project/20m0$Build-2</meta:generator>
    <meta:document-statistic meta:table-count="6" meta:image-count="0" meta:object-count="0" meta:page-count="2" meta:paragraph-count="235" meta:word-count="840" meta:character-count="5721" meta:non-whitespace-character-count="4592"/>
  </office:meta>
</office:document-meta>
</file>